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main()</text:p>
      <text:p text:style-name="Standard">{</text:p>
      <text:p text:style-name="Standard"><text:tab/>LoadSettings();</text:p>
      <text:p text:style-name="Standard"><text:tab/>assetMan.load();</text:p>
      <text:p text:style-name="Standard"><text:tab/>OpenWindow();</text:p>
      <text:p text:style-name="Standard"><text:tab/>winMan.load();</text:p>
      <text:p text:style-name="Standard"><text:tab/>ret = winMan.ShowStartMenu();</text:p>
      <text:p text:style-name="Standard"/>
      <text:p text:style-name="Standard"><text:tab/>if (ret == HOST){</text:p>
      <text:p text:style-name="Standard"><text:tab/><text:tab/>comm.StartServer(...);</text:p>
      <text:p text:style-name="Standard"><text:tab/>}else if (ret == JOIN){</text:p>
      <text:p text:style-name="Standard"><text:tab/><text:tab/>comm.StartClient(...);</text:p>
      <text:p text:style-name="Standard"><text:tab/>}else{</text:p>
      <text:p text:style-name="Standard"><text:tab/><text:tab/>return;</text:p>
      <text:p text:style-name="Standard"><text:tab/>}</text:p>
      <text:p text:style-name="Standard"><text:tab/></text:p>
      <text:p text:style-name="Standard"><text:tab/></text:p>
      <text:p text:style-name="Standard"><text:tab/>game.onInit();</text:p>
      <text:p text:style-name="Standard"><text:tab/>winMan.ShowLobby();</text:p>
      <text:p text:style-name="Standard"/>
      <text:p text:style-name="Standard"/>
      <text:p text:style-name="Standard"><text:tab/>while (!done){</text:p>
      <text:p text:style-name="Standard"><text:tab/><text:tab/>game.onLocalEvent();</text:p>
      <text:p text:style-name="Standard"><text:tab/><text:tab/>game.onLocalInput();</text:p>
      <text:p text:style-name="Standard"><text:tab/><text:tab/>game.onCommEvent();</text:p>
      <text:p text:style-name="Standard"><text:tab/><text:tab/>game.onLoop();</text:p>
      <text:p text:style-name="Standard"><text:tab/><text:tab/>game.onRender();</text:p>
      <text:p text:style-name="Standard"><text:tab/>}</text:p>
      <text:p text:style-name="Standard"/>
      <text:p text:style-name="Standard"><text:tab/>return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9T20:27:48.66</meta:creation-date>
    <dc:date>2012-10-29T21:16:16.20</dc:date>
    <meta:editing-duration>PT48M26S</meta:editing-duration>
    <meta:editing-cycles>14</meta:editing-cycles>
    <meta:generator>OpenOffice.org/3.3$Win32 OpenOffice.org_project/330m20$Build-9567</meta:generator>
    <meta:document-statistic meta:table-count="0" meta:image-count="0" meta:object-count="0" meta:page-count="1" meta:paragraph-count="27" meta:word-count="35" meta:character-count="370"/>
  </office:meta>
</office:document-meta>
</file>